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7ec1"/>
    </style:style>
    <style:style style:name="P2" style:family="paragraph" style:parent-style-name="Standard">
      <style:text-properties officeooo:rsid="00057ae5" officeooo:paragraph-rsid="00057ae5"/>
    </style:style>
    <style:style style:name="T1" style:family="text">
      <style:text-properties officeooo:rsid="0003e0ab"/>
    </style:style>
    <style:style style:name="T2" style:family="text">
      <style:text-properties officeooo:rsid="00057ae5"/>
    </style:style>
    <style:style style:name="T3" style:family="text">
      <style:text-properties officeooo:rsid="00075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3.04.2026<text:line-break/>Temat dnia: <text:span text:style-name="T1">Prototyp</text:span><text:line-break/><text:line-break/>W dniu dzisiejszym przebudowałem cały <text:span text:style-name="T1">dzień</text:span> zgodnie z wymaganiami praktyk.<text:line-break/><text:line-break/>Co udało się zrobić:<text:line-break/>- <text:span text:style-name="T2">Utworzyłem prototyp w HTML CSS i JS</text:span><text:line-break/><text:line-break/>Problemy, które miałem:</text:p>
      <text:p text:style-name="P2">-Nie wiedziałem jak połączyć się z modelem sztucznej inteligencji, ale w końcu uznałem że do wersji demonstracyjnej wszystko będzie statyczne</text:p>
      <text:p text:style-name="P1"><text:line-break/>To wszystko <text:span text:style-name="T3">jutro zrobię więcej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3:07:09.833642800</meta:creation-date>
    <dc:date>2026-04-14T19:14:15.513840100</dc:date>
    <meta:editing-duration>PT5M17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3" meta:word-count="55" meta:character-count="371" meta:non-whitespace-character-count="315"/>
  </office:meta>
</office:document-meta>
</file>